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ro1" style:family="table-row">
      <style:table-row-properties style:row-height="5.54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1">
      <style:table-cell-properties fo:background-color="#ffff00"/>
    </style:style>
    <style:style style:name="ce3" style:family="table-cell" style:parent-style-name="Default" style:data-style-name="N111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76mm" svg:height="90.01mm" svg:x="248.74mm" svg:y="10.52mm">
            <draw:object draw:notify-on-update-of-ranges="Foglio1.C21:Foglio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6mm" svg:height="90mm" svg:x="250.94mm" svg:y="106.34mm">
            <draw:object draw:notify-on-update-of-ranges="Foglio1.C31:Foglio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positiva</text:p>
          </table:table-cell>
          <table:table-cell office:value-type="string" calcext:value-type="string">
            <text:p>Sentibilita’</text:p>
          </table:table-cell>
          <table:table-cell office:value-type="string" calcext:value-type="string">
            <text:p>Dati</text:p>
          </table:table-cell>
          <table:table-cell/>
          <table:table-cell office:value-type="string" calcext:value-type="string">
            <text:p>Lente 1</text:p>
          </table:table-cell>
          <table:table-cell office:value-type="string" calcext:value-type="string">
            <text:p>0 gradi</text:p>
          </table:table-cell>
          <table:table-cell office:value-type="string" calcext:value-type="string">
            <text:p>(X-xmedio)^2</text:p>
          </table:table-cell>
          <table:table-cell/>
          <table:table-cell office:value-type="string" calcext:value-type="string">
            <text:p>180 gradi</text:p>
          </table:table-cell>
          <table:table-cell table:number-columns-repeated="10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1 m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56" calcext:value-type="float">
            <text:p>756</text:p>
          </table:table-cell>
          <table:table-cell table:formula="of:=([.F3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 gradi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table:formula="of:=([.F5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5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mma</text:p>
          </table:table-cell>
          <table:table-cell table:formula="of:=SUM([.G3:.G42])" office:value-type="float" office:value="104.975" calcext:value-type="float">
            <text:p>104,975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6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6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a <text:s/></text:p>
          </table:table-cell>
          <table:table-cell table:style-name="ce2" table:formula="of:=AVERAGE([.F3:.F42])" office:value-type="float" office:value="754.775" calcext:value-type="float">
            <text:p>754,8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 table:formula="of:=([.F7]-[.$B$7])^2" office:value-type="float" office:value="1.50062500000006" calcext:value-type="float">
            <text:p>1,50062500000006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ma</text:p>
          </table:table-cell>
          <table:table-cell table:style-name="ce2" table:formula="of:=STDEV([.F3:.F42])/SQRT(40)" office:value-type="float" office:value="0.259406373604556" calcext:value-type="float">
            <text:p>0,3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 table:formula="of:=([.F8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1" calcext:value-type="float">
            <text:p>751</text:p>
          </table:table-cell>
          <table:table-cell table:formula="of:=([.F9]-[.$B$7])^2" office:value-type="float" office:value="14.2506249999998" calcext:value-type="float">
            <text:p>14,2506249999998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1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1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1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80 gradi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table:formula="of:=([.F12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2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mma</text:p>
          </table:table-cell>
          <table:table-cell table:formula="of:=SUM([.J3:.J42])" office:value-type="float" office:value="59.9" calcext:value-type="float">
            <text:p>59,9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a <text:s/></text:p>
          </table:table-cell>
          <table:table-cell table:style-name="ce2" table:formula="of:=AVERAGE([.I3:.I42])" office:value-type="float" office:value="755.55" calcext:value-type="float">
            <text:p>755,6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4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4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ma</text:p>
          </table:table-cell>
          <table:table-cell table:style-name="ce2" table:formula="of:=STDEV([.I3:.I42])/SQRT(40)" office:value-type="float" office:value="0.195952636872883" calcext:value-type="float">
            <text:p>0,2</text:p>
          </table:table-cell>
          <table:table-cell table:number-columns-repeated="3"/>
          <table:table-cell office:value-type="float" office:value="755" calcext:value-type="float">
            <text:p>755</text:p>
          </table:table-cell>
          <table:table-cell table:formula="of:=([.F15]-[.$B$7])^2" office:value-type="float" office:value="0.0506250000000102" calcext:value-type="float">
            <text:p>0,05062500000001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5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6" calcext:value-type="float">
            <text:p>756</text:p>
          </table:table-cell>
          <table:table-cell table:formula="of:=([.F16]-[.$B$7])^2" office:value-type="float" office:value="1.50062500000006" calcext:value-type="float">
            <text:p>1,50062500000006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6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/>
          <table:table-cell table:formula="of:=AVERAGE([.B7];[.B14])" office:value-type="float" office:value="755.1625" calcext:value-type="float">
            <text:p>755,1625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table:formula="of:=([.F17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17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8]-[.$B$7])^2" office:value-type="float" office:value="4.9506250000001" calcext:value-type="float">
            <text:p>4,950625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1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7" calcext:value-type="float">
            <text:p>757</text:p>
          </table:table-cell>
          <table:table-cell table:formula="of:=([.F19]-[.$B$7])^2" office:value-type="float" office:value="4.9506250000001" calcext:value-type="float">
            <text:p>4,95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1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ass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0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0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COUNTIF([.$F$3:.$F$42];[.B2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COUNTIF([.$F$3:.$F$42];[.B22])" office:value-type="float" office:value="2" calcext:value-type="float">
            <text:p>2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table:formula="of:=([.F22]-[.$B$7])^2" office:value-type="float" office:value="7.70062499999987" calcext:value-type="float">
            <text:p>7,70062499999987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COUNTIF([.$F$3:.$F$42];[.B23])" office:value-type="float" office:value="7" calcext:value-type="float">
            <text:p>7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3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3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COUNTIF([.$F$3:.$F$42];[.B24])" office:value-type="float" office:value="5" calcext:value-type="float">
            <text:p>5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table:formula="of:=([.F24]-[.$B$7])^2" office:value-type="float" office:value="10.4006250000001" calcext:value-type="float">
            <text:p>10,400625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4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COUNTIF([.$F$3:.$F$42];[.B25])" office:value-type="float" office:value="13" calcext:value-type="float">
            <text:p>13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5]-[.$B$7])^2" office:value-type="float" office:value="0.0506250000000102" calcext:value-type="float">
            <text:p>0,05062500000001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5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COUNTIF([.$F$3:.$F$42];[.B26])" office:value-type="float" office:value="6" calcext:value-type="float">
            <text:p>6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26]-[.$B$7])^2" office:value-type="float" office:value="3.15062499999992" calcext:value-type="float">
            <text:p>3,15062499999992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26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COUNTIF([.$F$3:.$F$42];[.B27])" office:value-type="float" office:value="4" calcext:value-type="float">
            <text:p>4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27]-[.$B$7])^2" office:value-type="float" office:value="1.50062500000006" calcext:value-type="float">
            <text:p>1,50062500000006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27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COUNTIF([.$F$3:.$F$42];[.B28])" office:value-type="float" office:value="2" calcext:value-type="float">
            <text:p>2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2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2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29]-[.$B$7])^2" office:value-type="float" office:value="0.600624999999965" calcext:value-type="float">
            <text:p>0,600624999999965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29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80gradi</text:p>
          </table:table-cell>
          <table:table-cell table:number-columns-repeated="3"/>
          <table:table-cell office:value-type="float" office:value="752" calcext:value-type="float">
            <text:p>752</text:p>
          </table:table-cell>
          <table:table-cell table:formula="of:=([.F30]-[.$B$7])^2" office:value-type="float" office:value="7.70062499999987" calcext:value-type="float">
            <text:p>7,70062499999987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0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COUNTIF([.$I$3:.$I$42];[.B31])" office:value-type="float" office:value="1" calcext:value-type="float">
            <text:p>1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1]-[.$B$7])^2" office:value-type="float" office:value="3.15062499999992" calcext:value-type="float">
            <text:p>3,15062499999992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1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COUNTIF([.$I$3:.$I$42];[.B32])" office:value-type="float" office:value="8" calcext:value-type="float">
            <text:p>8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formula="of:=([.F32]-[.$B$7])^2" office:value-type="float" office:value="1.50062500000006" calcext:value-type="float">
            <text:p>1,50062500000006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2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COUNTIF([.$I$3:.$I$42];[.B33])" office:value-type="float" office:value="12" calcext:value-type="float">
            <text:p>12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table:formula="of:=([.F33]-[.$B$7])^2" office:value-type="float" office:value="0.600624999999965" calcext:value-type="float">
            <text:p>0,600624999999965</text:p>
          </table:table-cell>
          <table:table-cell/>
          <table:table-cell office:value-type="float" office:value="757" calcext:value-type="float">
            <text:p>757</text:p>
          </table:table-cell>
          <table:table-cell table:formula="of:=([.I33]-[.$B$14])^2" office:value-type="float" office:value="2.10250000000013" calcext:value-type="float">
            <text:p>2,102500000000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COUNTIF([.$I$3:.$I$42];[.B34])" office:value-type="float" office:value="7" calcext:value-type="float">
            <text:p>7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table:formula="of:=([.F34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4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COUNTIF([.$I$3:.$I$42];[.B35])" office:value-type="float" office:value="11" calcext:value-type="float">
            <text:p>11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table:formula="of:=([.F35]-[.$B$7])^2" office:value-type="float" office:value="4.9506250000001" calcext:value-type="float">
            <text:p>4,9506250000001</text:p>
          </table:table-cell>
          <table:table-cell/>
          <table:table-cell office:value-type="float" office:value="753" calcext:value-type="float">
            <text:p>753</text:p>
          </table:table-cell>
          <table:table-cell table:formula="of:=([.I35]-[.$B$14])^2" office:value-type="float" office:value="6.50249999999977" calcext:value-type="float">
            <text:p>6,5024999999997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COUNTIF([.$I$3:.$I$42];[.B36])" office:value-type="float" office:value="1" calcext:value-type="float">
            <text:p>1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table:formula="of:=([.F36]-[.$B$7])^2" office:value-type="float" office:value="0.0506250000000102" calcext:value-type="float">
            <text:p>0,05062500000001</text:p>
          </table:table-cell>
          <table:table-cell/>
          <table:table-cell office:value-type="float" office:value="758" calcext:value-type="float">
            <text:p>758</text:p>
          </table:table-cell>
          <table:table-cell table:formula="of:=([.I36]-[.$B$14])^2" office:value-type="float" office:value="6.00250000000022" calcext:value-type="float">
            <text:p>6,002500000000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8" calcext:value-type="float">
            <text:p>758</text:p>
          </table:table-cell>
          <table:table-cell table:formula="of:=([.F37]-[.$B$7])^2" office:value-type="float" office:value="10.4006250000001" calcext:value-type="float">
            <text:p>10,400625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37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38]-[.$B$7])^2" office:value-type="float" office:value="0.0506250000000102" calcext:value-type="float">
            <text:p>0,05062500000001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38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39]-[.$B$7])^2" office:value-type="float" office:value="0.600624999999965" calcext:value-type="float">
            <text:p>0,600624999999965</text:p>
          </table:table-cell>
          <table:table-cell/>
          <table:table-cell office:value-type="float" office:value="756" calcext:value-type="float">
            <text:p>756</text:p>
          </table:table-cell>
          <table:table-cell table:formula="of:=([.I39]-[.$B$14])^2" office:value-type="float" office:value="0.202500000000041" calcext:value-type="float">
            <text:p>0,20250000000004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3" calcext:value-type="float">
            <text:p>753</text:p>
          </table:table-cell>
          <table:table-cell table:formula="of:=([.F40]-[.$B$7])^2" office:value-type="float" office:value="3.15062499999992" calcext:value-type="float">
            <text:p>3,15062499999992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0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5" calcext:value-type="float">
            <text:p>755</text:p>
          </table:table-cell>
          <table:table-cell table:formula="of:=([.F41]-[.$B$7])^2" office:value-type="float" office:value="0.0506250000000102" calcext:value-type="float">
            <text:p>0,05062500000001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([.I41]-[.$B$14])^2" office:value-type="float" office:value="0.30249999999995" calcext:value-type="float">
            <text:p>0,302499999999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table:formula="of:=([.F42]-[.$B$7])^2" office:value-type="float" office:value="0.600624999999965" calcext:value-type="float">
            <text:p>0,600624999999965</text:p>
          </table:table-cell>
          <table:table-cell/>
          <table:table-cell office:value-type="float" office:value="754" calcext:value-type="float">
            <text:p>754</text:p>
          </table:table-cell>
          <table:table-cell table:formula="of:=([.I42]-[.$B$14])^2" office:value-type="float" office:value="2.40249999999986" calcext:value-type="float">
            <text:p>2,4024999999998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2" table:default-cell-style-name="Default"/>
        <table:table-column table:style-name="co3" table:number-columns-repeated="1023" table:default-cell-style-name="Default"/>
        <table:table-row table:style-name="ro2">
          <table:table-cell office:value-type="string" calcext:value-type="string">
            <text:p>Convergente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1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ente 2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3:.D8])" office:value-type="float" office:value="690.166666666667" calcext:value-type="float">
            <text:p>69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3:.J6])" office:value-type="float" office:value="901" calcext:value-type="float">
            <text:p>90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3:.D8])/SQRT(6)" office:value-type="float" office:value="0.909822937597079" calcext:value-type="float">
            <text:p>1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3:.J6])/SQRT(4)" office:value-type="float" office:value="0.57735026918962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2" calcext:value-type="float">
            <text:p>692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02" calcext:value-type="float">
            <text:p>902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1" calcext:value-type="float">
            <text:p>691</text:p>
          </table:table-cell>
          <table:table-cell table:number-columns-repeated="2"/>
          <table:table-cell table:style-name="ce7"/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table:style-name="ce7"/>
          <table:table-cell/>
          <table:table-cell office:value-type="float" office:value="625" calcext:value-type="float">
            <text:p>625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8:.J11])" office:value-type="float" office:value="906" calcext:value-type="float">
            <text:p>90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 table:number-columns-repeated="2"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8:.J11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10:.D15])" office:value-type="float" office:value="701.333333333333" calcext:value-type="float">
            <text:p>701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10:.D15])/SQRT(6)" office:value-type="float" office:value="0.494413232473044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1" calcext:value-type="float">
            <text:p>701</text:p>
          </table:table-cell>
          <table:table-cell table:number-columns-repeated="2"/>
          <table:table-cell table:style-name="ce7"/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03" calcext:value-type="float">
            <text:p>703</text:p>
          </table:table-cell>
          <table:table-cell table:number-columns-repeated="2"/>
          <table:table-cell table:style-name="ce7"/>
          <table:table-cell/>
          <table:table-cell office:value-type="float" office:value="650" calcext:value-type="float">
            <text:p>650</text:p>
          </table:table-cell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13:.J16])" office:value-type="float" office:value="917.25" calcext:value-type="float">
            <text:p>91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13:.J1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 table:number-columns-repeated="2"/>
          <table:table-cell office:value-type="float" office:value="919" calcext:value-type="float">
            <text:p>919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17:.D22])" office:value-type="float" office:value="718" calcext:value-type="float">
            <text:p>718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17:.D22])/SQRT(6)" office:value-type="float" office:value="0.516397779494322" calcext:value-type="float">
            <text:p>1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18:.J21])" office:value-type="float" office:value="933.75" calcext:value-type="float">
            <text:p>934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8" calcext:value-type="float">
            <text:p>718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18:.J21])/SQRT(4)" office:value-type="float" office:value="0.62915286960589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7" calcext:value-type="float">
            <text:p>717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19" calcext:value-type="float">
            <text:p>719</text:p>
          </table:table-cell>
          <table:table-cell table:number-columns-repeated="2"/>
          <table:table-cell table:style-name="ce7"/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/>
          <table:table-cell office:value-type="float" office:value="700" calcext:value-type="float">
            <text:p>700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23:.J26])" office:value-type="float" office:value="950.25" calcext:value-type="float">
            <text:p>95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24:.D29])" office:value-type="float" office:value="735.833333333333" calcext:value-type="float">
            <text:p>736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23:.J26])/SQRT(4)" office:value-type="float" office:value="0.853912563829966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24:.D29])/SQRT(6)" office:value-type="float" office:value="0.30731814857643" calcext:value-type="float">
            <text:p>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48" calcext:value-type="float">
            <text:p>948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7"/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7"/>
          <table:table-cell/>
          <table:table-cell office:value-type="float" office:value="725" calcext:value-type="float">
            <text:p>725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28:.J31])" office:value-type="float" office:value="968.5" calcext:value-type="float">
            <text:p>969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36" calcext:value-type="float">
            <text:p>736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28:.J31])/SQRT(4)" office:value-type="float" office:value="0.5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 table:number-columns-repeated="2"/>
          <table:table-cell office:value-type="float" office:value="970" calcext:value-type="float">
            <text:p>970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←----------------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Media</text:p>
          </table:table-cell>
          <table:table-cell table:style-name="ce7" office:value-type="float" office:value="754.8" calcext:value-type="float">
            <text:p>755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Sigma</text:p>
          </table:table-cell>
          <table:table-cell table:style-name="ce7" office:value-type="float" office:value="1.6" calcext:value-type="float">
            <text:p>2</text:p>
          </table:table-cell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7"/>
          <table:table-cell/>
          <table:table-cell office:value-type="float" office:value="750" calcext:value-type="float">
            <text:p>75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33:.J36])" office:value-type="float" office:value="988" calcext:value-type="float">
            <text:p>988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33:.J36])/SQRT(4)" office:value-type="float" office:value="0.408248290463863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89" calcext:value-type="float">
            <text:p>989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\</text:p>
          </table:table-cell>
          <table:table-cell table:number-columns-repeated="2"/>
          <table:table-cell table:style-name="ce7"/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2"/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7"/>
          <table:table-cell table:number-columns-repeated="5"/>
          <table:table-cell table:style-name="ce7"/>
          <table:table-cell table:number-columns-repeated="1011"/>
        </table:table-row>
        <table:table-row table:style-name="ro2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38:.D43])" office:value-type="float" office:value="774.5" calcext:value-type="float">
            <text:p>775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J38:.J41])" office:value-type="float" office:value="1007.25" calcext:value-type="float">
            <text:p>1007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38:.D43])/SQRT(6)" office:value-type="float" office:value="0.223606797749979" calcext:value-type="float">
            <text:p>0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J38:.J41])/SQRT(4)" office:value-type="float" office:value="0.25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float" office:value="775" calcext:value-type="float">
            <text:p>77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edia</text:p>
          </table:table-cell>
          <table:table-cell table:style-name="ce3" table:formula="of:=AVERAGE([.D45:.D50])" office:value-type="float" office:value="798.166666666667" calcext:value-type="float">
            <text:p>798,2</text:p>
          </table:table-cell>
          <table:table-cell table:number-columns-repeated="5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Sigma</text:p>
          </table:table-cell>
          <table:table-cell table:style-name="ce3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799" calcext:value-type="float">
            <text:p>79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Media</text:p>
          </table:table-cell>
          <table:table-cell table:style-name="ce3" table:formula="of:=AVERAGE([.D52:.D57])" office:value-type="float" office:value="817.833333333333" calcext:value-type="float">
            <text:p>817,8</text:p>
          </table:table-cell>
          <table:table-cell table:number-columns-repeated="5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Sigma</text:p>
          </table:table-cell>
          <table:table-cell table:style-name="ce3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9" calcext:value-type="float">
            <text:p>819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Media</text:p>
          </table:table-cell>
          <table:table-cell table:formula="of:=AVERAGE([.D59:.D64])" office:value-type="float" office:value="841" calcext:value-type="float">
            <text:p>841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Sigma</text:p>
          </table:table-cell>
          <table:table-cell table:style-name="ce3" table:formula="of:=SQRT(6)" office:value-type="float" office:value="2.44948974278318" calcext:value-type="float">
            <text:p>2,4</text:p>
          </table:table-cell>
          <table:table-cell table:number-columns-repeated="5"/>
          <table:table-cell table:style-name="ce3"/>
          <table:table-cell table:number-columns-repeated="1011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2" calcext:value-type="float">
            <text:p>84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1">
        <table:table-column table:style-name="co4" table:number-columns-repeated="1024" table:default-cell-style-name="Default"/>
        <table:table-row table:style-name="ro3">
          <table:table-cell office:value-type="string" calcext:value-type="string">
            <text:p>Divergen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nsibilita’ (mm)</text:p>
          </table:table-cell>
          <table:table-cell/>
          <table:table-cell office:value-type="string" calcext:value-type="string">
            <text:p>Lente (mm)</text:p>
          </table:table-cell>
          <table:table-cell office:value-type="string" calcext:value-type="string">
            <text:p>Schermo (mm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3:.D8])" office:value-type="float" office:value="787.4" calcext:value-type="float">
            <text:p>787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3:.D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85" calcext:value-type="float">
            <text:p>785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84" calcext:value-type="float">
            <text:p>78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8:.D13])" office:value-type="float" office:value="799.4" calcext:value-type="float">
            <text:p>79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8:.D1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798" calcext:value-type="float">
            <text:p>798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797" calcext:value-type="float">
            <text:p>797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13:.D18])" office:value-type="float" office:value="812" calcext:value-type="float">
            <text:p>812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13:.D16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08" calcext:value-type="float">
            <text:p>808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09" calcext:value-type="float">
            <text:p>809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18:.D23])" office:value-type="float" office:value="829.4" calcext:value-type="float">
            <text:p>82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18:.D21])/SQRT(4)" office:value-type="float" office:value="0.478713553878169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26" calcext:value-type="float">
            <text:p>826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23:.D28])" office:value-type="float" office:value="848.8" calcext:value-type="float">
            <text:p>849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23:.D26])/SQRT(4)" office:value-type="float" office:value="0.866025403784439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44" calcext:value-type="float">
            <text:p>844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45" calcext:value-type="float">
            <text:p>845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28:.D33])" office:value-type="float" office:value="867.6" calcext:value-type="float">
            <text:p>86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28:.D31])/SQRT(4)" office:value-type="float" office:value="0.645497224367903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3">
          <table:table-cell table:number-columns-repeated="6"/>
          <table:table-cell table:style-name="ce7"/>
          <table:table-cell table:number-columns-repeated="1017"/>
        </table:table-row>
        <table:table-row table:style-name="ro3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Media</text:p>
          </table:table-cell>
          <table:table-cell table:style-name="ce7" table:formula="of:=AVERAGE([.D33:.D38])" office:value-type="float" office:value="888.4" calcext:value-type="float">
            <text:p>888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Sigma</text:p>
          </table:table-cell>
          <table:table-cell table:style-name="ce7" table:formula="of:=STDEV([.D33:.D36])/SQRT(4)" office:value-type="float" office:value="0.853912563829966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885" calcext:value-type="float">
            <text:p>88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Media</text:p>
          </table:table-cell>
          <table:table-cell table:style-name="ce3" table:formula="of:=AVERAGE([.D38:.D43])" office:value-type="float" office:value="905.5" calcext:value-type="float">
            <text:p>905,5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Sigma</text:p>
          </table:table-cell>
          <table:table-cell table:style-name="ce3" table:formula="of:=SQRT(6)" office:value-type="float" office:value="2.44948974278318" calcext:value-type="float">
            <text:p>2,4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3" loext:min-decimal-places="13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5:18:12.383212981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1:25:45.315516509</meta:creation-date>
    <meta:generator>LibreOffice/5.4.6.2$Linux_X86_64 LibreOffice_project/40m0$Build-2</meta:generator>
    <dc:date>2018-05-24T15:35:17.427974667</dc:date>
    <meta:editing-duration>PT50M52S</meta:editing-duration>
    <meta:editing-cycles>6</meta:editing-cycles>
    <meta:document-statistic meta:table-count="3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2cm" xlink:href=".." xlink:type="simple" chart:class="chart:bar" chart:style-name="ch1">
        <chart:legend chart:legend-position="end" svg:x="13.634cm" svg:y="4.202cm" style:legend-expansion="high" chart:style-name="ch2"/>
        <chart:plot-area chart:style-name="ch3" table:cell-range-address="Foglio1.C21:Foglio1.C28" svg:x="0.07cm" svg:y="0.288cm" svg:width="12.998cm" svg:height="8.642cm">
          <chartooo:coordinate-region svg:x="0.691cm" svg:y="0.488cm" svg:width="12.377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21:Foglio1.C2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21:Foglio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1cm" xlink:href=".." xlink:type="simple" chart:class="chart:bar" chart:style-name="ch1">
        <chart:legend chart:legend-position="end" svg:x="13.634cm" svg:y="4.201cm" style:legend-expansion="high" chart:style-name="ch2"/>
        <chart:plot-area chart:style-name="ch3" table:cell-range-address="Foglio1.C31:Foglio1.C36" svg:x="0.319cm" svg:y="0.18cm" svg:width="12.996cm" svg:height="8.641cm">
          <chartooo:coordinate-region svg:x="0.94cm" svg:y="0.38cm" svg:width="12.37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31:Foglio1.C3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31:Foglio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